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24ef" officeooo:paragraph-rsid="000324ef"/>
    </style:style>
    <style:style style:name="P2" style:family="paragraph" style:parent-style-name="Text_20_body">
      <style:text-properties officeooo:paragraph-rsid="000324ef"/>
    </style:style>
    <style:style style:name="P3" style:family="paragraph" style:parent-style-name="Text_20_body">
      <style:text-properties officeooo:rsid="0004e936" officeooo:paragraph-rsid="0004e936"/>
    </style:style>
    <style:style style:name="P4" style:family="paragraph" style:parent-style-name="Text_20_body">
      <style:text-properties officeooo:rsid="0008048d" officeooo:paragraph-rsid="0008048d"/>
    </style:style>
    <style:style style:name="P5" style:family="paragraph" style:parent-style-name="Text_20_body">
      <style:text-properties officeooo:rsid="000804af" officeooo:paragraph-rsid="000804af"/>
    </style:style>
    <style:style style:name="P6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fo:letter-spacing="normal" fo:font-style="normal" fo:font-weight="bold"/>
    </style:style>
    <style:style style:name="P7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fo:letter-spacing="normal"/>
    </style:style>
    <style:style style:name="P9" style:family="paragraph" style:parent-style-name="Text_20_body">
      <style:paragraph-properties fo:margin-left="0cm" fo:margin-right="0cm" fo:widows="1" fo:text-indent="0cm" style:auto-text-indent="false"/>
    </style:style>
    <style:style style:name="P10" style:family="paragraph" style:parent-style-name="Heading_20_1">
      <style:text-properties officeooo:rsid="000324ef" officeooo:paragraph-rsid="000324ef"/>
    </style:style>
    <style:style style:name="T1" style:family="text">
      <style:text-properties officeooo:rsid="0004e936"/>
    </style:style>
    <style:style style:name="T2" style:family="text">
      <style:text-properties officeooo:rsid="0008048d"/>
    </style:style>
    <style:style style:name="T3" style:family="text">
      <style:text-properties officeooo:rsid="000804a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hier des charges</text:p>
      <text:p text:style-name="P9"/>
      <text:h text:style-name="Heading_20_1" text:outline-level="1">Contexte :</text:h>
      <text:p text:style-name="Text_20_body"/>
      <text:p text:style-name="P7">CrossShopper: la plateforme collaborative qui compare <text:span text:style-name="T4">vraiment</text:span> les prix pour vous !</text:p>
      <text:p text:style-name="P7">Lors du hackaton Marie a eu besoin de développeurs pour montrer les application de base de son site.</text:p>
      <text:p text:style-name="P7">Le Back-end a déjà était fait par ses développeurs donc la tâche principale consiste à créer l’interface utilisateur et connecter les fonctionnalisés pour pouvoir avoir un prototype permettant de:</text:p>
      <text:p text:style-name="P7">- page d’acceuil avec le « look &amp; feel » de la plateforme</text:p>
      <text:p text:style-name="P7">- poster une demande de recherche</text:p>
      <text:p text:style-name="P7">- poster une réponse à une demande</text:p>
      <text:p text:style-name="P7">- je consulte les trouvailles </text:p>
      <text:h text:style-name="Heading_20_1" text:outline-level="1">Le concept:</text:h>
      <text:p text:style-name="Text_20_body"/>
      <text:p text:style-name="P8"> <text:span text:style-name="T5">Une personne cherche un produit à un meilleur prix et d'autres utilisateurs se chargent des recherches pour lui.</text:span></text:p>
      <text:p text:style-name="P7">Les résultats sont neutres (non-sponsorisés) et à terme il permettra aussi d’avoir des réponses près de chez soi.</text:p>
      <text:p text:style-name="P7">Les Shoppers seront récompensés avec un système de gratifications par points qu’ils pourront convertir en €, bons d’achats. Les meilleurs Shoppers auront aussi des badges et des privilège de communty management pour transmettre et valoriser les bons comportements. </text:p>
      <text:p text:style-name="P7">Poster une demande de recherche sur le site est gratuit.</text:p>
      <text:h text:style-name="Heading_20_1" text:outline-level="1">Publique :</text:h>
      <text:p text:style-name="P7"/>
      <text:p text:style-name="P7">Personnes Majeurs.</text:p>
      <text:h text:style-name="Heading_20_1" text:outline-level="1">Le Besoin :</text:h>
      <text:p text:style-name="P7"/>
      <text:p text:style-name="P7"><text:soft-page-break/>Site pour faire une démonstration d'utilisation. </text:p>
      <text:p text:style-name="P7">Poster une annonce.</text:p>
      <text:p text:style-name="P7">Rechercher parmi les annonces </text:p>
      <text:h text:style-name="Heading_20_1" text:outline-level="1">La demande :</text:h>
      <text:p text:style-name="P7"/>
      <text:p text:style-name="P7">- Pages d'acceuil (1 et 2)</text:p>
      <text:p text:style-name="P7">- Pages pour poster une réponse.</text:p>
      <text:p text:style-name="P7">- Création de la base du site.</text:p>
      <text:p text:style-name="P7">- Formulaire pour poster l'annonce.</text:p>
      <text:p text:style-name="P7">- Recherche avec listing.</text:p>
      <text:p text:style-name="P7">Objectif : pouvoir présenté les fonctionnalités de base.</text:p>
      <text:p text:style-name="P9"/>
      <text:h text:style-name="Heading_20_1" text:outline-level="1">Technologie utiliser : </text:h>
      <text:p text:style-name="P9"/>
      <text:p text:style-name="P9"><text:span text:style-name="T6">Html Css Js</text:span></text:p>
      <text:p text:style-name="P7">Jquery</text:p>
      <text:p text:style-name="P7">Velocity</text:p>
      <text:p text:style-name="P7">Boostrap</text:p>
      <text:p text:style-name="P7">Node.js</text:p>
      <text:p text:style-name="P7">React.js</text:p>
      <text:p text:style-name="P7">Socket.io</text:p>
      <text:p text:style-name="P7">Dot.net</text:p>
      <text:h text:style-name="Heading_20_1" text:outline-level="1">Charte graphique :</text:h>
      <text:p text:style-name="P7"/>
      <text:p text:style-name="P7">Blanc violet.</text:p>
      <text:p text:style-name="P6"/>
      <text:h text:style-name="Heading_20_1" text:outline-level="1">Equipe :</text:h>
      <text:p text:style-name="P9"/>
      <text:p text:style-name="P7"><text:soft-page-break/>Benjamin Dant.</text:p>
      <text:p text:style-name="P7">Mehdi Hennaoui.</text:p>
      <text:p text:style-name="P7">Nicolas Fradin.</text:p>
      <text:h text:style-name="Heading_20_1" text:outline-level="1">Commanditaires : </text:h>
      <text:p text:style-name="P7"/>
      <text:p text:style-name="P7">Marie-Cecile Defaucigny</text:p>
      <text:h text:style-name="Heading_20_1" text:outline-level="1">Planification :</text:h>
      <text:p text:style-name="P9"/>
      <text:p text:style-name="P7">Un trello à été crée pour s'organisé au niveau des taches.</text:p>
      <text:p text:style-name="P7">Une demo sera présenté demain à 15h00</text:p>
      <text:p text:style-name="Text_20_body"><text:line-break/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0:06:01.401045961</meta:creation-date>
    <dc:date>2016-04-01T12:20:58.646174880</dc:date>
    <meta:editing-duration>PT1H23M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48" meta:word-count="290" meta:character-count="1793" meta:non-whitespace-character-count="1542"/>
  </office:meta>
</office:document-meta>
</file>